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10.634211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113633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.991962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471713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.271286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1.205948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5.457746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4.325545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7.437606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.973308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.926126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.893089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5.649758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3.706465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.391587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5.557115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9.894359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7.539044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.514195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7.819913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.273661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2.956321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2.183342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1.047369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3.939786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1.382505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1.549687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0.942864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767466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6.57311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1.343587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9.451286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2.113943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3.764621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7.245866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4.205672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.575957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9.340382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0.245885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.382925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2.476202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.572887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0.342644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3.383831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.674065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1.008278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0.656146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0.233981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.287113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8.969107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1.013601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9.482335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4.272106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0.137281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8.885814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8.902045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9.673142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9.402671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3.233587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9.493393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6.533027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3.561781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1.508115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0.628214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9.368017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4.472378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8.627561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0.150284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58517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0.032289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0.134743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.076177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9.083329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9.482727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3.106362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0.109123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0.314434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.477688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8.135115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.233232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.80182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.310903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7.752029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9.470515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8.824642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2.681157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.736378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.625494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8.570723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8.557012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.268357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1.487897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1.846579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0.90059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.718171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.871599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1.149267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0.920343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.683677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.197497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.436018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.833158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8.907933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0.117692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.371458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.403044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.296114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3.428152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34.226957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45.560735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.870151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3.376385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1.20528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.925303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2.353951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.193754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4.30798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9.386714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4.408636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.485251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1.081262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.91605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9.63195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9.833002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9.28319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4.74896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6.619025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4.556205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5.314051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5.162241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2.101232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0.132551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0.392941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3.130843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4.910732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9.135154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0.930762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8.953941 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.498559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0.17675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9.336867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1.139707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3.402378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6.258744 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8.773482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9.943026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9.809433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8.675155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9.195062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0.358561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9.897892 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9.126064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8.908964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0.043334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9.604394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9.502795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8.259028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9.470722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0.044176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8.148575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8.952763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8.194038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9.97058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7.874657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7.850112 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8.442934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9.088498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9.953815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7.676709 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7.890122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9.917821 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2.322581 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1.460722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1.332101 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.981508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8.193097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9.991639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7.568127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.983218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.613653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.360756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8.013523 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7.349091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.570172 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7.576627 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9.940044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8.490288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9.37628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7.205391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5.022561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.549267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9.335271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6.337214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9.657145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8.020847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7.07714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7.839932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.190418 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4.33526 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7.522212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2.839876 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5.037642 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4.299623 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5.911802 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2.474609 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4.315996 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0.21141 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7.487386 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37.789782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1.998554 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0.45025 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3.651537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4.965768 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2.701692 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8.16606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8.693116 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0.373648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9.129048 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1.04721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9.474275 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9.103923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9.404108 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8.765241 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8.422938 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0.486854 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8.779115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8.691556 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9.398727 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8.590294 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8.576076 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4.777394 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2.484746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9.031845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9.64793 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9.9445 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.450082 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8.488416 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1.366047 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1.922083 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4.336439 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8.607177 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8.597455 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8.635046 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7.355104 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8.797012 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8.011694 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8.930505 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8.389868 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7.651488 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8.363943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22:26:28.724695795</meta:creation-date>
    <dc:date>2019-07-11T22:26:59.031184874</dc:date>
    <meta:editing-duration>PT31S</meta:editing-duration>
    <meta:editing-cycles>1</meta:editing-cycles>
    <meta:document-statistic meta:table-count="1" meta:cell-count="500" meta:object-count="0"/>
    <meta:generator>LibreOffice/6.2.4.2$Linux_X86_64 LibreOffice_project/20$Build-2</meta:generator>
  </office:meta>
</office:document-meta>
</file>